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2.893cm" fo:break-before="auto" style:use-optimal-row-height="false"/>
    </style:style>
    <style:style style:name="ro3" style:family="table-row">
      <style:table-row-properties style:row-height="3.81cm" fo:break-before="auto" style:use-optimal-row-height="false"/>
    </style:style>
    <style:style style:name="ro4" style:family="table-row">
      <style:table-row-properties style:row-height="3.5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text_en</text:p>
          </table:table-cell>
          <table:table-cell office:value-type="string">
            <text:p>text_de-DE</text:p>
          </table:table-cell>
          <table:table-cell office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>
            <text:p>Flood_Cologne_Lvl2_1</text:p>
          </table:table-cell>
          <table:table-cell office:value-type="string">
            <text:p>There is an electrical distribution box right ahead. I should not step into the open cables. </text:p>
          </table:table-cell>
          <table:table-cell office:value-type="string">
            <text:p>Da vorne ist ein beschaedigter Stromkasten. Ich sollte auf keinen Fall in die Kabel reinlaufen.</text:p>
          </table:table-cell>
          <table:table-cell table:number-columns-repeated="1021"/>
        </table:table-row>
        <table:table-row table:style-name="ro2">
          <table:table-cell office:value-type="string">
            <text:p>Flood_Cologne_Lvl2_2</text:p>
          </table:table-cell>
          <table:table-cell office:value-type="string">
            <text:p>This are will be flooded soon. I should avoid staying here any longer than neccessary.</text:p>
          </table:table-cell>
          <table:table-cell office:value-type="string">
            <text:p>Diese Gegend wird bald ueberflutet sein. Ich sollte hier nicht laenger als absolut noetig bleiben.</text:p>
          </table:table-cell>
          <table:table-cell table:number-columns-repeated="1021"/>
        </table:table-row>
        <table:table-row table:style-name="ro2">
          <table:table-cell office:value-type="string">
            <text:p>Flood_Cologne_Lvl3_1</text:p>
          </table:table-cell>
          <table:table-cell office:value-type="string">
            <text:p>I should look for something to repair this box with. I cannot pass around it without walking into the sparks.</text:p>
          </table:table-cell>
          <table:table-cell office:value-type="string">
            <text:p>Irgendwo muss hier etwas sein, mit dem ich den Stromkasten reparieren kann.</text:p>
          </table:table-cell>
          <table:table-cell office:value-type="string">
            <text:p>Beim zweiten Versuch, nachdem Character schon 1x in diesem Level gestorben ist</text:p>
          </table:table-cell>
          <table:table-cell table:number-columns-repeated="1020"/>
        </table:table-row>
        <table:table-row table:style-name="ro2">
          <table:table-cell office:value-type="string">
            <text:p>Flood_Cologne_Lvl3_2</text:p>
          </table:table-cell>
          <table:table-cell office:value-type="string">
            <text:p>No the box cannot harm anyone anymore. But I can only use a screwdriver once. </text:p>
          </table:table-cell>
          <table:table-cell office:value-type="string">
            <text:p>Jetzt kann der Stromkasten niemandem mehr gefaehrlich werden. Ich kann Schraubenzieher aber nur einmal benutzen.</text:p>
          </table:table-cell>
          <table:table-cell office:value-type="string">
            <text:p>nachdem character box nr. 1 repariert hat und das screwdriver icon verschwunden ist</text:p>
          </table:table-cell>
          <table:table-cell table:number-columns-repeated="1020"/>
        </table:table-row>
        <table:table-row table:style-name="ro3">
          <table:table-cell office:value-type="string">
            <text:p>Flood_Cologne_Lvl3_3</text:p>
          </table:table-cell>
          <table:table-cell office:value-type="string">
            <text:p>When areas of a city get flooded there is a danger that the water gets electrified. I should not step into it, even with protection.</text:p>
          </table:table-cell>
          <table:table-cell office:value-type="string">
            <text:p>Wenn eine Stadt ueberflutet gibt es ein hohes Risiko für Stromschlaege, da Wasser unter Strom gesetzt werden kann. Ich sollte dort nicht hindurch.</text:p>
          </table:table-cell>
          <table:table-cell office:value-type="string">
            <text:p>nachdem spieler turn nummer 9 gemacht hat und einige tiles überflutet und unter Strom gesetzt werden</text:p>
          </table:table-cell>
          <table:table-cell table:number-columns-repeated="1020"/>
        </table:table-row>
        <table:table-row table:style-name="ro2">
          <table:table-cell office:value-type="string">
            <text:p>Flood_Cologne_Lvl3_4</text:p>
          </table:table-cell>
          <table:table-cell office:value-type="string">
            <text:p>I should look for something to switch this box off with.</text:p>
          </table:table-cell>
          <table:table-cell office:value-type="string">
            <text:p>Ich sollte mich nach etwas umsehen, mit dem ich den Stromkasten ausschalten kann.</text:p>
          </table:table-cell>
          <table:table-cell office:value-type="string">
            <text:p>nachdem spieler von der box nr. 3 getötet wurde und dann das nächste mal auf die node davor gelangt</text:p>
          </table:table-cell>
          <table:table-cell table:number-columns-repeated="1020"/>
        </table:table-row>
        <table:table-row table:style-name="ro2">
          <table:table-cell office:value-type="string">
            <text:p>Flood_Cologne_Lvl5_1</text:p>
          </table:table-cell>
          <table:table-cell office:value-type="string">
            <text:p>Someone one the other side needs my help! I should look for something to switch the box off before he runs into it!</text:p>
          </table:table-cell>
          <table:table-cell office:value-type="string">
            <text:p>Jemand auf der anderen Seite braucht meine Hilfe! Ich sollte den Stromkasten ausschalten, bevor er dort reinlaeuft. </text:p>
          </table:table-cell>
          <table:table-cell table:number-columns-repeated="1021"/>
        </table:table-row>
        <table:table-row table:style-name="ro2">
          <table:table-cell office:value-type="string">
            <text:p>Flood_Cologne_Lvl5_2</text:p>
          </table:table-cell>
          <table:table-cell office:value-type="string">
            <text:p>With this lifeboat I can traverse flooded areas. But I should avoid them if they are electrified.</text:p>
          </table:table-cell>
          <table:table-cell office:value-type="string">
            <text:p>Mit dem Rettungsboot kann ich über die ueberfluteten Straßen fahren. Aber auf keinen Fall, wenn diese unter Strom stehen!</text:p>
          </table:table-cell>
          <table:table-cell office:value-type="string">
            <text:p>wenn charakter da erste mal rettungsboot aufnimmt</text:p>
          </table:table-cell>
          <table:table-cell table:number-columns-repeated="1020"/>
        </table:table-row>
        <table:table-row table:style-name="ro4">
          <table:table-cell office:value-type="string">
            <text:p>Flood_Cologne_Lvl5_3</text:p>
          </table:table-cell>
          <table:table-cell office:value-type="string">
            <text:p>Now I have to get to safety before the water level rises even more. Let's get to the high building over there together. Hold onto me!</text:p>
          </table:table-cell>
          <table:table-cell office:value-type="string">
            <text:p>Jetzt sollten wir uns in Sicherheit bringen, bevor der Pegelstand weiter ansteigt. Wir müssen zu dem hohen Gebaeude dort drueben gelangen.</text:p>
          </table:table-cell>
          <table:table-cell office:value-type="string">
            <text:p>wenn charakter das opfer gerettet hat</text:p>
          </table:table-cell>
          <table:table-cell table:number-columns-repeated="1020"/>
        </table:table-row>
        <table:table-row table:style-name="ro2">
          <table:table-cell office:value-type="string">
            <text:p>Flood_Cologne_Lvl5_4</text:p>
          </table:table-cell>
          <table:table-cell table:style-name="ce2" office:value-type="string">
            <text:p>I need to rescue the citizen first and bring him here, before I go to safety.</text:p>
          </table:table-cell>
          <table:table-cell office:value-type="string">
            <text:p>Ich muss zuerst den Bürger retten und hier her bringen.</text:p>
          </table:table-cell>
          <table:table-cell office:value-type="string">
            <text:p>When entering the second to final node before without having picked up the victim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21.07.2018</text:date>, <text:time>16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ndreas Gefken</meta:initial-creator>
    <dc:creator>Felix </dc:creator>
    <meta:creation-date>2009-04-16T11:32:48Z</meta:creation-date>
    <dc:date>2018-07-21T16:59:43.64</dc:date>
    <meta:editing-cycles>13</meta:editing-cycles>
    <meta:editing-duration>PT2M46S</meta:editing-duration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